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3"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18062d" officeooo:paragraph-rsid="00242c30"/>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fo:font-weight="bold" officeooo:rsid="001c68cf" officeooo:paragraph-rsid="00242c30" style:font-weight-asian="bold" style:font-weight-complex="bold"/>
    </style:style>
    <style:style style:name="P9"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10"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19"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20"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1"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2"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loext:graphic-properties draw:fill="none"/>
      <style:paragraph-properties fo:margin-left="0in" fo:margin-right="0in" fo:margin-top="0in" fo:margin-bottom="0.0972in" loext:contextual-spacing="false" fo:line-height="120%" fo:text-align="justify" style:justify-single-word="false" fo:text-indent="0in" style:auto-text-indent="false" fo:background-color="transparent"/>
      <style:text-properties officeooo:rsid="0021a1ed" officeooo:paragraph-rsid="0021a1ed"/>
    </style:style>
    <style:style style:name="P28"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justify" style:justify-single-word="false" fo:text-indent="0in" style:auto-text-indent="false" style:page-number="auto" fo:background-color="transparent"/>
      <style:text-properties officeooo:rsid="0021a1ed" officeooo:paragraph-rsid="0021a1ed"/>
    </style:style>
    <style:style style:name="P2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1"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2" style:family="paragraph" style:parent-style-name="Title">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3"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3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35"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36"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42c30" officeooo:paragraph-rsid="00242c30" style:font-size-asian="10pt" style:font-size-complex="10pt"/>
    </style:style>
    <style:style style:name="P37"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cc5cb" officeooo:paragraph-rsid="00242c30" style:font-size-asian="10pt" style:font-size-complex="10pt"/>
    </style:style>
    <style:style style:name="P38"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5c68e" officeooo:paragraph-rsid="0025c68e" style:font-size-asian="10pt" style:font-size-complex="10pt"/>
    </style:style>
    <style:style style:name="P39"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3524" officeooo:paragraph-rsid="00283524" style:font-size-asian="10pt" style:font-size-complex="10pt"/>
    </style:style>
    <style:style style:name="P40"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b140" officeooo:paragraph-rsid="0028b140" style:font-size-asian="10pt" style:font-size-complex="10pt"/>
    </style:style>
    <style:style style:name="P41"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927f1" officeooo:paragraph-rsid="002927f1" style:font-size-asian="10pt" style:font-size-complex="10pt"/>
    </style:style>
    <style:style style:name="P42"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e23ba" officeooo:paragraph-rsid="002e23ba" style:font-size-asian="10pt" style:font-size-complex="10pt"/>
    </style:style>
    <style:style style:name="P43"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30052d" officeooo:paragraph-rsid="002e23ba"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8062d" officeooo:paragraph-rsid="00242c30" style:font-size-asian="10pt" style:font-size-complex="10pt"/>
    </style:style>
    <style:style style:name="P45"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officeooo:rsid="003b5453"/>
    </style:style>
    <style:style style:name="T10" style:family="text">
      <style:text-properties officeooo:rsid="003c24d4"/>
    </style:style>
    <style:style style:name="T11" style:family="text">
      <style:text-properties officeooo:rsid="003d1c02"/>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28">Title: <text:span text:style-name="T7">Interactive Aesthetic Growth Management</text:span></text:p>
        </text:list-header>
      </text:list>
      <text:p text:style-name="P27"><text:tab/>Work type: Interactive graphical computer program in Processing</text:p>
      <text:p text:style-name="P27"><text:tab/>Name: Elliot <text:span text:style-name="T3">Chandler</text:span></text:p>
      <text:p text:style-name="P19">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0">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1"><text:soft-page-break/>Page 2</text:p>
      <text:p text:style-name="P2">Framing: </text:p>
      <text:p text:style-name="P3">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5">“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4">Work 2: “<text:span text:style-name="T10">Tamagotchi” </text:span><text:a xlink:type="simple" xlink:href="https://en.wikipedia.org/wiki/Tamagotchi" text:style-name="Internet_20_link" text:visited-style-name="Visited_20_Internet_20_Link"><text:span text:style-name="T10">https://en.wikipedia.org/wiki/Tamagotchi</text:span></text:a><text:span text:style-name="T10"> (mostly via description in class and at </text:span><text:a xlink:type="simple" xlink:href="http://nmd430.sofianaudry.com/assignment-1/" text:style-name="Internet_20_link" text:visited-style-name="Visited_20_Internet_20_Link"><text:span text:style-name="T10">http://nmd430.sofianaudry.com/assignment-1/</text:span></text:a><text:span text:style-name="T10"> ).</text:span></text:p>
      <text:p text:style-name="P4"><text:span text:style-name="T10">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3">Work 3:<text:span text:style-name="T11"> “Algorithmic Music Composition” — Stefan J. </text:span><text:a xlink:type="simple" xlink:href="https://www.youtube.com/watch?v=IHCfTvNDS_g" text:style-name="Internet_20_link" text:visited-style-name="Visited_20_Internet_20_Link"><text:span text:style-name="T11">https://www.youtube.com/watch?v=IHCfTvNDS_g</text:span></text:a></text:p>
      <text:p text:style-name="P6">While this work does not have much similarity to </text:p>
      <text:p text:style-name="P1">Page 3</text:p>
      <text:p text:style-name="P1">Page 4</text:p>
      <text:p text:style-name="P32"><text:span text:style-name="T1">NMD430</text:span> <text:span text:style-name="T1">Project Roadmap Template</text:span></text:p>
      <text:p text:style-name="P7"/>
      <text:p text:style-name="P8">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3">Final feature / task</text:p>
          </table:table-cell>
          <table:table-cell table:style-name="Table1.A1" table:number-rows-spanned="2" office:value-type="string">
            <text:p text:style-name="P33">Current status</text:p>
          </table:table-cell>
          <table:table-cell table:style-name="Table1.A1" table:number-rows-spanned="2" office:value-type="string">
            <text:p text:style-name="P33">Completion (%)</text:p>
          </table:table-cell>
          <table:table-cell table:style-name="Table1.D1" table:number-columns-spanned="2" office:value-type="string">
            <text:p text:style-name="P33">Time (h)</text:p>
          </table:table-cell>
          <table:covered-table-cell/>
        </table:table-row>
        <table:table-row table:style-name="Table1.2">
          <table:covered-table-cell/>
          <table:covered-table-cell/>
          <table:covered-table-cell/>
          <table:table-cell table:style-name="Table1.D2" office:value-type="string">
            <text:p text:style-name="P33">Planned</text:p>
          </table:table-cell>
          <table:table-cell table:style-name="Table1.E2" office:value-type="string">
            <text:p text:style-name="P33">Spent</text:p>
          </table:table-cell>
        </table:table-row>
        <table:table-row>
          <table:table-cell table:style-name="Table1.D2" office:value-type="string">
            <text:p text:style-name="P36">Creature template and management</text:p>
          </table:table-cell>
          <table:table-cell table:style-name="Table1.D2" office:value-type="string">
            <text:p text:style-name="P36">done</text:p>
          </table:table-cell>
          <table:table-cell table:style-name="Table1.D2" office:value-type="string">
            <text:p text:style-name="P36">100</text:p>
          </table:table-cell>
          <table:table-cell table:style-name="Table1.D2" office:value-type="string">
            <text:p text:style-name="P37"/>
          </table:table-cell>
          <table:table-cell table:style-name="Table1.E2" office:value-type="string">
            <text:p text:style-name="P36">~1</text:p>
          </table:table-cell>
        </table:table-row>
        <table:table-row>
          <table:table-cell table:style-name="Table1.D2" office:value-type="string">
            <text:p text:style-name="P36">Creatures that disperse themselves <text:span text:style-name="T2">(template behavior for all)</text:span></text:p>
          </table:table-cell>
          <table:table-cell table:style-name="Table1.D2" office:value-type="string">
            <text:p text:style-name="P36">If I stop trying to calculate physics for them, it should go faster.</text:p>
          </table:table-cell>
          <table:table-cell table:style-name="Table1.D2" office:value-type="string">
            <text:p text:style-name="P36">10</text:p>
          </table:table-cell>
          <table:table-cell table:style-name="Table1.D2" office:value-type="string">
            <text:p text:style-name="P36">10</text:p>
          </table:table-cell>
          <table:table-cell table:style-name="Table1.E2" office:value-type="string">
            <text:p text:style-name="P36">~5</text:p>
          </table:table-cell>
        </table:table-row>
        <table:table-row>
          <table:table-cell table:style-name="Table1.D2" office:value-type="string">
            <text:p text:style-name="P36">Creature that <text:span text:style-name="T2">changes shape</text:span></text:p>
          </table:table-cell>
          <table:table-cell table:style-name="Table1.D2" office:value-type="string">
            <text:p text:style-name="P37"/>
          </table:table-cell>
          <table:table-cell table:style-name="Table1.D2" office:value-type="string">
            <text:p text:style-name="P38">0</text:p>
          </table:table-cell>
          <table:table-cell table:style-name="Table1.D2" office:value-type="string">
            <text:p text:style-name="P38">1</text:p>
          </table:table-cell>
          <table:table-cell table:style-name="Table1.E2" office:value-type="string">
            <text:p text:style-name="P38">0</text:p>
          </table:table-cell>
        </table:table-row>
        <table:table-row>
          <table:table-cell table:style-name="Table1.D2" office:value-type="string">
            <text:p text:style-name="P38">Creature that changes color</text:p>
          </table:table-cell>
          <table:table-cell table:style-name="Table1.D2" office:value-type="string">
            <text:p text:style-name="P37"/>
          </table:table-cell>
          <table:table-cell table:style-name="Table1.D2" office:value-type="string">
            <text:p text:style-name="P38">0</text:p>
          </table:table-cell>
          <table:table-cell table:style-name="Table1.D2" office:value-type="string">
            <text:p text:style-name="P38">1</text:p>
          </table:table-cell>
          <table:table-cell table:style-name="Table1.E2" office:value-type="string">
            <text:p text:style-name="P38">0</text:p>
          </table:table-cell>
        </table:table-row>
        <table:table-row>
          <table:table-cell table:style-name="Table1.D2" office:value-type="string">
            <text:p text:style-name="P38">Creature that eats other creatures</text:p>
          </table:table-cell>
          <table:table-cell table:style-name="Table1.D2" office:value-type="string">
            <text:p text:style-name="P37"/>
          </table:table-cell>
          <table:table-cell table:style-name="Table1.D2" office:value-type="string">
            <text:p text:style-name="P38">0</text:p>
          </table:table-cell>
          <table:table-cell table:style-name="Table1.D2" office:value-type="string">
            <text:p text:style-name="P38">5</text:p>
          </table:table-cell>
          <table:table-cell table:style-name="Table1.E2" office:value-type="string">
            <text:p text:style-name="P38">0</text:p>
          </table:table-cell>
        </table:table-row>
        <table:table-row>
          <table:table-cell table:style-name="Table1.D2" office:value-type="string">
            <text:p text:style-name="P38">Creatures that breed <text:span text:style-name="T7">when given lots </text:span><text:soft-page-break/><text:span text:style-name="T7">of water</text:span></text:p>
          </table:table-cell>
          <table:table-cell table:style-name="Table1.D2" office:value-type="string">
            <text:p text:style-name="P38">The dispersing creatures breed <text:soft-page-break/>now, I just need to split it from them.</text:p>
          </table:table-cell>
          <table:table-cell table:style-name="Table1.D2" office:value-type="string">
            <text:p text:style-name="P38">50</text:p>
          </table:table-cell>
          <table:table-cell table:style-name="Table1.D2" office:value-type="string">
            <text:p text:style-name="P38">1</text:p>
          </table:table-cell>
          <table:table-cell table:style-name="Table1.E2" office:value-type="string">
            <text:p text:style-name="P38">&lt;1</text:p>
          </table:table-cell>
        </table:table-row>
        <table:table-row table:style-name="Table1.9">
          <table:table-cell table:style-name="Table1.D2" office:value-type="string">
            <text:p text:style-name="P39">Creature that can evolve using genetic combination and mutation</text:p>
          </table:table-cell>
          <table:table-cell table:style-name="Table1.D2" office:value-type="string">
            <text:p text:style-name="P39">Sort of begun since library is available</text:p>
          </table:table-cell>
          <table:table-cell table:style-name="Table1.D2" office:value-type="string">
            <text:p text:style-name="P39">1</text:p>
          </table:table-cell>
          <table:table-cell table:style-name="Table1.D2" office:value-type="string">
            <text:p text:style-name="P39">20</text:p>
          </table:table-cell>
          <table:table-cell table:style-name="Table1.E2" office:value-type="string">
            <text:p text:style-name="P39">0</text:p>
          </table:table-cell>
        </table:table-row>
        <table:table-row>
          <table:table-cell table:style-name="Table1.D2" office:value-type="string">
            <text:p text:style-name="P39">Creature that can take many shapes</text:p>
          </table:table-cell>
          <table:table-cell table:style-name="Table1.D2" office:value-type="string">
            <text:p text:style-name="P37"/>
          </table:table-cell>
          <table:table-cell table:style-name="Table1.D2" office:value-type="string">
            <text:p text:style-name="P39">0</text:p>
          </table:table-cell>
          <table:table-cell table:style-name="Table1.D2" office:value-type="string">
            <text:p text:style-name="P39">15</text:p>
          </table:table-cell>
          <table:table-cell table:style-name="Table1.E2" office:value-type="string">
            <text:p text:style-name="P39">0</text:p>
          </table:table-cell>
        </table:table-row>
        <table:table-row>
          <table:table-cell table:style-name="Table1.D2" office:value-type="string">
            <text:p text:style-name="P39">Creature that can have transparency (e.g. transparent gradient creatures)</text:p>
          </table:table-cell>
          <table:table-cell table:style-name="Table1.D2" office:value-type="string">
            <text:p text:style-name="P37"/>
          </table:table-cell>
          <table:table-cell table:style-name="Table1.D2" office:value-type="string">
            <text:p text:style-name="P39">0</text:p>
          </table:table-cell>
          <table:table-cell table:style-name="Table1.D2" office:value-type="string">
            <text:p text:style-name="P39">15</text:p>
          </table:table-cell>
          <table:table-cell table:style-name="Table1.E2" office:value-type="string">
            <text:p text:style-name="P39">0</text:p>
          </table:table-cell>
        </table:table-row>
        <table:table-row>
          <table:table-cell table:style-name="Table1.D2" office:value-type="string">
            <text:p text:style-name="P40">Creatures that change over time based on overall ecosystem: less active with less light, etc.</text:p>
          </table:table-cell>
          <table:table-cell table:style-name="Table1.D2" office:value-type="string">
            <text:p text:style-name="P40">Need to define the ideas better</text:p>
          </table:table-cell>
          <table:table-cell table:style-name="Table1.D2" office:value-type="string">
            <text:p text:style-name="P40">0</text:p>
          </table:table-cell>
          <table:table-cell table:style-name="Table1.D2" office:value-type="string">
            <text:p text:style-name="P40">1<text:span text:style-name="T4">0</text:span></text:p>
          </table:table-cell>
          <table:table-cell table:style-name="Table1.E2" office:value-type="string">
            <text:p text:style-name="P40">0</text:p>
          </table:table-cell>
        </table:table-row>
        <table:table-row>
          <table:table-cell table:style-name="Table1.D2" office:value-type="string">
            <text:p text:style-name="P41">Sun that goes around instead of bouncing (low priority <text:span text:style-name="T5">and kind of hard</text:span>)</text:p>
          </table:table-cell>
          <table:table-cell table:style-name="Table1.D2" office:value-type="string">
            <text:p text:style-name="P41">Sun bounces up and down</text:p>
          </table:table-cell>
          <table:table-cell table:style-name="Table1.D2" office:value-type="string">
            <text:p text:style-name="P41">50</text:p>
          </table:table-cell>
          <table:table-cell table:style-name="Table1.D2" office:value-type="string">
            <text:p text:style-name="P41">5</text:p>
          </table:table-cell>
          <table:table-cell table:style-name="Table1.E2" office:value-type="string">
            <text:p text:style-name="P41">~1 or 2</text:p>
          </table:table-cell>
        </table:table-row>
        <table:table-row>
          <table:table-cell table:style-name="Table1.D2" office:value-type="string">
            <text:p text:style-name="P42">Creatures that can combine with creatures near them (probably hard I bet, probably won’t try this)</text:p>
          </table:table-cell>
          <table:table-cell table:style-name="Table1.D2" office:value-type="string">
            <text:p text:style-name="P37"/>
          </table:table-cell>
          <table:table-cell table:style-name="Table1.D2" office:value-type="string">
            <text:p text:style-name="P42">0</text:p>
          </table:table-cell>
          <table:table-cell table:style-name="Table1.D2" office:value-type="string">
            <text:p text:style-name="P43"><text:span text:style-name="T6">[</text:span>30<text:span text:style-name="T6">]</text:span></text:p>
          </table:table-cell>
          <table:table-cell table:style-name="Table1.E2" office:value-type="string">
            <text:p text:style-name="P42">0</text:p>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table:number-columns-spanned="3" office:value-type="string">
            <text:p text:style-name="P34">Total</text:p>
          </table:table-cell>
          <table:covered-table-cell/>
          <table:covered-table-cell/>
          <table:table-cell table:style-name="Table1.D21" table:formula="ooow:SUM(&lt;D3:D13&gt;)" office:value-type="float" office:value="83">
            <text:p text:style-name="P35">83</text:p>
          </table:table-cell>
          <table:table-cell table:style-name="Table1.E2" office:value-type="string">
            <text:p text:style-name="P35">9?</text:p>
          </table:table-cell>
        </table:table-row>
      </table:table>
      <text:p text:style-name="P29"/>
      <text:p text:style-name="P1">Page 5</text:p>
      <text:p text:style-name="P1">Appendix</text:p>
      <text:p text:style-name="P1"/>
      <text:list xml:id="list232519556395723" text:continue-numbering="true" text:style-name="L1">
        <text:list-item>
          <text:p text:style-name="P9"/>
        </text:list-item>
        <text:list-item>
          <text:p text:style-name="P9"/>
        </text:list-item>
        <text:list-item>
          <text:p text:style-name="P9">Page 1 (Description) </text:p>
        </text:list-item>
      </text:list>
      <text:list xml:id="list3415850734" text:style-name="L2">
        <text:list-item>
          <text:p text:style-name="P21">Title of piece </text:p>
        </text:list-item>
        <text:list-item>
          <text:p text:style-name="P21">Type of project (app, tool, experiment, upgrade, library, fork) (see below) </text:p>
        </text:list-item>
        <text:list-item>
          <text:p text:style-name="P21">Your name </text:p>
        </text:list-item>
        <text:list-item>
          <text:p text:style-name="P21">300 words description of the work </text:p>
        </text:list-item>
        <text:list-item>
          <text:p text:style-name="P21">300 words describing your <text:span text:style-name="Strong_20_Emphasis">intention</text:span>: here you should explain <text:span text:style-name="Strong_20_Emphasis">why</text:span> you want to make this particular project </text:p>
          <text:list>
            <text:list-item>
              <text:p text:style-name="P21">Avoid sentences such as “I chose to make a game of Pong because I loved the original game of Pong” or “I did a software using genetic algorithms because it is cool”. </text:p>
            </text:list-item>
            <text:list-item>
              <text:p text:style-name="P10">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1"><text:soft-page-break/>Page 2 (Framing) Choose 3 works that inspired your project and/or that are similar to it or to some aspects of it. For each work give: </text:p>
        </text:list-item>
      </text:list>
      <text:list xml:id="list1296181948" text:style-name="L4">
        <text:list-item>
          <text:p text:style-name="P22">the URL of the project or the bibliography reference </text:p>
        </text:list-item>
        <text:list-item>
          <text:p text:style-name="P12">Short description (100 words) <text:span text:style-name="Strong_20_Emphasis">in your own words</text:span> (no copy-paste) </text:p>
        </text:list-item>
      </text:list>
      <text:list xml:id="list3741602943" text:style-name="L5">
        <text:list-item>
          <text:p text:style-name="P23">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3">Page 4 (Roadmap) </text:p>
        </text:list-item>
      </text:list>
      <text:list xml:id="list1799861225" text:style-name="L7">
        <text:list-item>
          <text:p text:style-name="P24">A detailed list of all planned features for your final project </text:p>
        </text:list-item>
        <text:list-item>
          <text:p text:style-name="P24">An estimate (in hours) of how much time you estimate for each of these features (*) </text:p>
        </text:list-item>
        <text:list-item>
          <text:p text:style-name="P24">The current completion of these features (eg. in %) </text:p>
        </text:list-item>
        <text:list-item>
          <text:p text:style-name="P24">The number of hours spent thus far on each feature </text:p>
        </text:list-item>
        <text:list-item>
          <text:p text:style-name="P14">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5">Page 5 (Calendar) </text:p>
        </text:list-item>
      </text:list>
      <text:list xml:id="list1500857999" text:style-name="L9">
        <text:list-item>
          <text:p text:style-name="P25">Make a schedule for the different features to implement for your project. </text:p>
        </text:list-item>
        <text:list-item>
          <text:p text:style-name="P25">Your calendar should take into account the following deadlines: </text:p>
          <text:list>
            <text:list-item>
              <text:p text:style-name="P25">April 25th <text:span text:style-name="del">23rd</text:span>: Prototype presentation </text:p>
            </text:list-item>
            <text:list-item>
              <text:p text:style-name="P25">May 2nd: Final project presentation </text:p>
            </text:list-item>
          </text:list>
        </text:list-item>
        <text:list-item>
          <text:p text:style-name="P16">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7">Appendix (Sketches/images) </text:p>
        </text:list-item>
      </text:list>
      <text:list xml:id="list3694448060" text:style-name="L11">
        <text:list-item>
          <text:p text:style-name="P26">The sketches you did in preparation of your project </text:p>
        </text:list-item>
        <text:list-item>
          <text:p text:style-name="P26">One or more screenshots if you have already made some mockups/experiments/prototypes </text:p>
        </text:list-item>
        <text:list-item>
          <text:p text:style-name="P18">Links to videos / videocasts that you did of y</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4</text:page-number><text:s/>of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25:18.492224477</dc:date>
    <meta:editing-duration>PT4H27M1S</meta:editing-duration>
    <meta:editing-cycles>25</meta:editing-cycles>
    <meta:generator>LibreOffice/5.4.2.2.0$Linux_X86_64 LibreOffice_project/40m0$Build-2</meta:generator>
    <meta:document-statistic meta:table-count="1" meta:image-count="0" meta:object-count="0" meta:page-count="4" meta:paragraph-count="112" meta:word-count="1674" meta:character-count="9720" meta:non-whitespace-character-count="8151"/>
  </office:meta>
</office:document-meta>
</file>